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Roboto, Arial, sans-serif"/>
    <style:font-face style:name="HelveticaNeue" svg:font-family="HelveticaNeue, Helvetic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3126in" style:contextual-spacing="false" fo:text-align="start" style:justify-single-word="false" fo:orphans="2" fo:widows="2"/>
      <style:text-properties style:font-name="Liberation Serif" fo:font-size="13pt" style:font-size-asian="13pt" style:font-size-complex="13pt"/>
    </style:style>
    <style:style style:name="P2" style:family="paragraph" style:parent-style-name="Standard">
      <style:paragraph-properties fo:margin-top="0in" fo:margin-bottom="0.3126in" style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normal" officeooo:rsid="0022d390" officeooo:paragraph-rsid="0022d390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P3" style:family="paragraph" style:parent-style-name="Standard">
      <style:paragraph-properties fo:margin-top="0in" fo:margin-bottom="0.3126in" style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normal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P4" style:family="paragraph" style:parent-style-name="Standard">
      <style:paragraph-properties fo:margin-top="0in" fo:margin-bottom="0.3126in" style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normal" officeooo:paragraph-rsid="0022d390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P5" style:family="paragraph" style:parent-style-name="Standard">
      <style:paragraph-properties fo:margin-top="0in" fo:margin-bottom="0.3126in" style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bold" officeooo:rsid="0023eca8" officeooo:paragraph-rsid="0023eca8" style:font-name-asian="HelveticaNeue" style:font-size-asian="10.5pt" style:font-style-asian="normal" style:font-weight-asian="bold" style:font-name-complex="HelveticaNeue" style:font-size-complex="10.5pt" style:font-style-complex="normal" style:font-weight-complex="bold"/>
    </style:style>
    <style:style style:name="P6" style:family="paragraph" style:parent-style-name="Standard">
      <style:paragraph-properties fo:margin-top="0in" fo:margin-bottom="0.3126in" style:contextual-spacing="false" fo:text-align="start" style:justify-single-word="false" fo:orphans="2" fo:widows="2"/>
      <style:text-properties officeooo:rsid="0023eca8" officeooo:paragraph-rsid="0023eca8"/>
    </style:style>
    <style:style style:name="P7" style:family="paragraph" style:parent-style-name="Heading_20_1">
      <style:paragraph-properties fo:margin-top="0in" fo:margin-bottom="0.3126in" style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bold" officeooo:rsid="0023eca8" officeooo:paragraph-rsid="0023eca8" style:font-name-asian="HelveticaNeue" style:font-size-asian="10.5pt" style:font-style-asian="normal" style:font-weight-asian="bold" style:font-name-complex="HelveticaNeue" style:font-size-complex="10.5pt" style:font-style-complex="normal" style:font-weight-complex="bold"/>
    </style:style>
    <style:style style:name="P8" style:family="paragraph" style:parent-style-name="Heading_20_1">
      <style:paragraph-properties fo:margin-top="0in" fo:margin-bottom="0.3126in" style:contextual-spacing="false" fo:text-align="start" style:justify-single-word="false" fo:orphans="2" fo:widows="2"/>
      <style:text-properties fo:font-variant="normal" fo:text-transform="none" fo:color="#333333" style:font-name="HelveticaNeue" fo:font-size="10.5pt" fo:letter-spacing="normal" fo:font-style="normal" fo:font-weight="bold" officeooo:paragraph-rsid="0022d390" style:font-name-asian="HelveticaNeue" style:font-size-asian="10.5pt" style:font-style-asian="normal" style:font-weight-asian="bold" style:font-name-complex="HelveticaNeue" style:font-size-complex="10.5pt" style:font-style-complex="normal" style:font-weight-complex="bold"/>
    </style:style>
    <style:style style:name="P9" style:family="paragraph" style:parent-style-name="Heading_20_1">
      <style:paragraph-properties fo:margin-top="0in" fo:margin-bottom="0.3126in" style:contextual-spacing="false" fo:text-align="start" style:justify-single-word="false" fo:orphans="2" fo:widows="2"/>
      <style:text-properties officeooo:paragraph-rsid="0023eca8"/>
    </style:style>
    <style:style style:name="P10" style:family="paragraph" style:parent-style-name="Standard">
      <style:paragraph-properties fo:margin-left="0in" fo:margin-right="0in" fo:margin-top="0in" fo:margin-bottom="0.3126in" style:contextual-spacing="false" fo:text-align="start" style:justify-single-word="false" fo:orphans="2" fo:widows="2" fo:text-indent="0in" style:auto-text-indent="false"/>
      <style:text-properties fo:font-variant="normal" fo:text-transform="none" fo:color="#333333" style:font-name="HelveticaNeue" fo:font-size="10.5pt" fo:letter-spacing="normal" fo:font-style="normal" fo:font-weight="normal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3126in" style:contextual-spacing="false" fo:text-align="start" style:justify-single-word="false" fo:orphans="2" fo:widows="2" fo:text-indent="0in" style:auto-text-indent="false"/>
    </style:style>
    <style:style style:name="P12" style:family="paragraph" style:parent-style-name="Text_20_body">
      <style:text-properties officeooo:rsid="0023eca8" officeooo:paragraph-rsid="0023eca8"/>
    </style:style>
    <style:style style:name="P13" style:family="paragraph" style:parent-style-name="Text_20_body">
      <style:text-properties officeooo:rsid="0023f0d5" officeooo:paragraph-rsid="0023f0d5"/>
    </style:style>
    <style:style style:name="P14" style:family="paragraph" style:parent-style-name="Text_20_body">
      <style:text-properties fo:font-weight="bold" officeooo:rsid="0023eca8" officeooo:paragraph-rsid="0023eca8" style:font-weight-asian="bold" style:font-weight-complex="bold"/>
    </style:style>
    <style:style style:name="P15" style:family="paragraph" style:parent-style-name="Text_20_body">
      <style:text-properties fo:font-weight="bold" officeooo:rsid="0023f0d5" officeooo:paragraph-rsid="0023f0d5" style:font-weight-asian="bold" style:font-weight-complex="bold"/>
    </style:style>
    <style:style style:name="T1" style:family="text">
      <style:text-properties fo:font-variant="normal" fo:text-transform="none" fo:color="#444444" style:font-name="Helvetica Neue" fo:font-size="10.5pt" fo:letter-spacing="normal" fo:font-style="normal" fo:font-weight="normal"/>
    </style:style>
    <style:style style:name="T2" style:family="text">
      <style:text-properties fo:font-variant="normal" fo:text-transform="none" fo:color="#333333" style:font-name="HelveticaNeue" fo:font-size="10.5pt" fo:letter-spacing="normal" fo:font-style="normal" fo:font-weight="normal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T3" style:family="text">
      <style:text-properties fo:font-variant="normal" fo:text-transform="none" fo:color="#333333" style:font-name="HelveticaNeue" fo:font-size="10.5pt" fo:letter-spacing="normal" fo:font-style="normal" fo:font-weight="normal" officeooo:rsid="0023eca8" style:font-name-asian="HelveticaNeue" style:font-size-asian="10.5pt" style:font-style-asian="normal" style:font-weight-asian="normal" style:font-name-complex="HelveticaNeue" style:font-size-complex="10.5pt" style:font-style-complex="normal" style:font-weight-complex="normal"/>
    </style:style>
    <style:style style:name="T4" style:family="text">
      <style:text-properties fo:font-variant="normal" fo:text-transform="none" fo:color="#333333" style:font-name="HelveticaNeue" fo:font-size="10.5pt" fo:letter-spacing="normal" fo:font-style="normal" fo:font-weight="bold" officeooo:rsid="0023eca8" style:font-name-asian="HelveticaNeue" style:font-size-asian="10.5pt" style:font-style-asian="normal" style:font-weight-asian="bold" style:font-name-complex="HelveticaNeue" style:font-size-complex="10.5pt" style:font-style-complex="normal" style:font-weight-complex="bold"/>
    </style:style>
    <style:style style:name="T5" style:family="text">
      <style:text-properties officeooo:rsid="0022d39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i Doug,</text:p>
      <text:p text:style-name="P3"/>
      <text:p text:style-name="P3">Sorry for the late response.  Login details below.  And when you get to the AWS S3 console have a look around and see what's there.  I setup the bucket 'tip-callcheck' for callcheck where you will find callcheck's custom message &amp; voicemail files.  Feel free to create a 'bucket' (folder) just for this project with open permissions to experiment.</text:p>
      <text:p text:style-name="P3"/>
      <text:p text:style-name="P3">Ultimately, you may want to opt to use the backend server as an S3 proxy (for data validation &amp; security) instead of letting the endpoints communicate with S3 directly - callcheck worked this way.  Please let me know where things are so I can pick it up this weekend.</text:p>
      <text:p text:style-name="P3"/>
      <text:p text:style-name="P10">Now how to get into AWS..... <text:s/>The TIP AWS account is locked down (for good reason) using multi-factor authentication (username/password + 6 digit code).  You will need to use the 'Google Authenticator' app on your phone to generate these 6 digit multi-factor codes.</text:p>
      <text:p text:style-name="P10"/>
      <text:p text:style-name="P10">First install the authenticator app from the play store, then you need to add TIP's AWS account to it by clicking the '+' icon and selecting 'scan a barcode'.  Attached is the QR code to use to setup TIP's AWS account.</text:p>
      <text:p text:style-name="P10"/>
      <text:p text:style-name="P10">Scan the barcode into the app and it begin displaying a time based code to use each time you open the authenticator app.  The AWS login process will prompt you for this code,</text:p>
      <text:p text:style-name="P3"/>
      <text:p text:style-name="P3"/>
      <text:p text:style-name="P1"><text:span text:style-name="T2"><text:line-break/>AWS URL: </text:span><text:a xlink:type="simple" xlink:href="https://aws.amazon.com/" office:target-frame-name="_blank" xlink:show="new">https://aws.amazon.com/</text:a></text:p>
      <text:p text:style-name="P11"><text:span text:style-name="T2">AWS username: </text:span><text:a xlink:type="simple" xlink:href="mailto:aws@tipsolutions.com" office:target-frame-name="_blank" xlink:show="new">aws@tipsolutions.com</text:a></text:p>
      <text:p text:style-name="P3">Password: <text:bookmark-start text:name="__DdeLink__34_1534017806"/>j1kIMyQYy39<text:bookmark-end text:name="__DdeLink__34_1534017806"/>K</text:p>
      <text:p text:style-name="P2"><text:soft-page-break/>My user:</text:p>
      <text:p text:style-name="P4"><text:span text:style-name="T5">cartlc-download </text:span><text:span text:style-name="T1">AKIAJADYQXDQKYM7UKBA fdKQTZfB+4e7JRlYyaxbVREXXmKnD1sXdZGh1Uft</text:span></text:p>
      <text:p text:style-name="P5">Console:</text:p>
      <text:p text:style-name="P6"><text:a xlink:type="simple" xlink:href="https://console.aws.amazon.com/"><text:span text:style-name="T2">https://console.aws.amazon.com</text:span></text:a></text:p>
      <text:h text:style-name="P8" text:outline-level="1"><text:bookmark text:name="RetrievingObjectUsingJava"/>Get an Object Using the AWS SDK for Java</text:h>
      <text:p text:style-name="P6"><text:a xlink:type="simple" xlink:href="http://docs.aws.amazon.com/AmazonS3/latest/dev/RetrievingObjectUsingJava.html"><text:span text:style-name="T2">http://docs.aws.amazon.com/AmazonS3/latest/dev/RetrievingObjectUsingJava.html</text:span></text:a></text:p>
      <text:h text:style-name="P7" text:outline-level="1"><text:bookmark text:name="examples-s3-transfermanager"/>Using TransferManager for Amazon S3 Operations</text:h>
      <text:p text:style-name="P6"><text:bookmark-start text:name="__DdeLink__1379_738102038"/><text:a xlink:type="simple" xlink:href="http://docs.aws.amazon.com/sdk-for-java/v1/developer-guide/examples-s3-transfermanager.html#transfermanager-download-file"><text:span text:style-name="T2">http://docs.aws.amazon.com/sdk-for-java/v1/developer-guide/examples-s3-transfermanager.html#transfermanager-download-file</text:span></text:a><text:bookmark-end text:name="__DdeLink__1379_738102038"/></text:p>
      <text:h text:style-name="P7" text:outline-level="1"><text:bookmark text:name="setup-credentials"/>Set up AWS Credentials and Region for Development</text:h>
      <text:p text:style-name="P6"><text:a xlink:type="simple" xlink:href="http://docs.aws.amazon.com/sdk-for-java/v1/developer-guide/setup-credentials.html"><text:span text:style-name="T2">http://docs.aws.amazon.com/sdk-for-java/v1/developer-guide/setup-credentials.html</text:span></text:a></text:p>
      <text:h text:style-name="P9" text:outline-level="1"><text:bookmark text:name="UsingBucket"/><text:span text:style-name="T4">Working with Amazon S3 Buckets</text:span><text:span text:style-name="T2"><text:line-break/></text:span><text:a xlink:type="simple" xlink:href="http://docs.aws.amazon.com/AmazonS3/latest/dev/UsingBucket.html#access-bucket-intro"><text:span text:style-name="T3">http://docs.aws.amazon.com/AmazonS3/latest/dev/UsingBucket.html#access-bucket-intro</text:span></text:a></text:h>
      <text:p text:style-name="P14">AWS SDK for Java</text:p>
      <text:p text:style-name="P12"><text:a xlink:type="simple" xlink:href="https://aws.amazon.com/sdk-for-java/">https://aws.amazon.com/sdk-for-java/</text:a></text:p>
      <text:p text:style-name="P15">WRITING PLAY MODULES</text:p>
      <text:p text:style-name="P13">https://www.playframework.com/documentation/2.5.x/JavaPlayModule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Roboto, Arial, sans-serif"/>
    <style:font-face style:name="HelveticaNeue" svg:font-family="HelveticaNeue, Helvetica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01T10:05:59.311702378</meta:creation-date>
    <meta:generator>LibreOffice/4.2.8.2$Linux_X86_64 LibreOffice_project/420m0$Build-2</meta:generator>
    <dc:date>2017-06-12T12:30:39.723028895</dc:date>
    <meta:editing-duration>PT6H36M39S</meta:editing-duration>
    <meta:editing-cycles>11</meta:editing-cycles>
    <meta:document-statistic meta:table-count="0" meta:image-count="0" meta:object-count="0" meta:page-count="2" meta:paragraph-count="24" meta:word-count="282" meta:character-count="2156" meta:non-whitespace-character-count="1888"/>
  </office:meta>
</office:document-meta>
</file>